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6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08T09:22:06.96</dc:date>
    <dc:creator>James  Lombardi</dc:creator>
    <meta:editing-duration>PT1H6M27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6" meta:paragraph-count="128" meta:word-count="1536" meta:character-count="7598"/>
  </office:meta>
</office:document-meta>
</file>